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single_rotation/sing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rotation/doub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avl_insertion/avl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d-black_insertion/red-black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igital_search_tree/digital_search_tre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trie/radix_tri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e reconstructible in most cases, no model solution</text:p>
          </table:table-cell>
          <table:table-cell/>
          <table:table-cell office:value-type="string" calcext:value-type="string">
            <text:p>reproducibility/common_trie/common_trie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09:20.747020870</meta:creation-date>
    <dc:date>2023-06-27T17:33:10.222614842</dc:date>
    <meta:editing-duration>P4DT13H32M49S</meta:editing-duration>
    <meta:editing-cycles>56</meta:editing-cycles>
    <meta:generator>LibreOffice/7.3.7.2$Linux_X86_64 LibreOffice_project/30$Build-2</meta:generator>
    <meta:document-statistic meta:table-count="1" meta:cell-count="347" meta:object-count="0"/>
  </office:meta>
</office:document-meta>
</file>